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Lucida Grande'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fo:font-weight="normal" fo:background-color="transparent" style:font-weight-asian="normal" style:font-weight-complex="normal"/>
    </style:style>
    <style:style style:name="P2" style:family="paragraph" style:parent-style-name="Preformatted_20_Text">
      <style:text-properties fo:color="#000000" fo:font-weight="normal" officeooo:paragraph-rsid="00abb8c4" fo:background-color="transparent" style:font-weight-asian="normal" style:font-weight-complex="normal"/>
    </style:style>
    <style:style style:name="P3" style:family="paragraph" style:parent-style-name="Preformatted_20_Text">
      <style:text-properties fo:color="#000000" fo:font-weight="normal" officeooo:paragraph-rsid="00aea1d9" fo:background-color="transparent" style:font-weight-asian="normal" style:font-weight-complex="normal"/>
    </style:style>
    <style:style style:name="P4" style:family="paragraph" style:parent-style-name="Preformatted_20_Text">
      <style:text-properties fo:color="#000000" fo:font-weight="normal" officeooo:paragraph-rsid="00b3a572" fo:background-color="transparent" style:font-weight-asian="normal" style:font-weight-complex="normal"/>
    </style:style>
    <style:style style:name="P5" style:family="paragraph" style:parent-style-name="Preformatted_20_Text">
      <style:text-properties fo:color="#000000" fo:font-weight="normal" officeooo:paragraph-rsid="00b4b418" fo:background-color="transparent" style:font-weight-asian="normal" style:font-weight-complex="normal"/>
    </style:style>
    <style:style style:name="P6" style:family="paragraph" style:parent-style-name="Standard">
      <style:text-properties fo:color="#000000" fo:font-weight="bold" fo:background-color="#ffff00" style:font-weight-asian="bold" style:font-weight-complex="bold"/>
    </style:style>
    <style:style style:name="P7" style:family="paragraph" style:parent-style-name="Standard">
      <style:text-properties fo:color="#000000" fo:font-weight="normal" fo:background-color="transparent" style:font-weight-asian="normal" style:font-weight-complex="normal"/>
    </style:style>
    <style:style style:name="P8" style:family="paragraph" style:parent-style-name="Standard">
      <style:text-properties fo:color="#000000" fo:font-weight="normal" officeooo:paragraph-rsid="00aea1d9" fo:background-color="transparent" style:font-weight-asian="normal" style:font-weight-complex="normal"/>
    </style:style>
    <style:style style:name="T1" style:family="text">
      <style:text-properties fo:font-variant="normal" fo:text-transform="none" fo:color="#111111" fo:font-size="11.25pt" fo:letter-spacing="normal" fo:font-style="normal" fo:font-weight="normal" fo:background-color="#eeeeff" loext:char-shading-value="0" style:font-weight-asian="normal" style:font-weight-complex="normal" loext:padding="0in" loext:border="none"/>
    </style:style>
    <style:style style:name="T2" style:family="text">
      <style:text-properties fo:font-variant="normal" fo:text-transform="none" fo:color="#111111" fo:font-size="11.25pt" fo:letter-spacing="normal" fo:font-style="normal" fo:font-weight="normal" officeooo:rsid="00ab592b" fo:background-color="#eeeeff" loext:char-shading-value="0" style:font-weight-asian="normal" style:font-weight-complex="normal" loext:padding="0in" loext:border="none"/>
    </style:style>
    <style:style style:name="T3" style:family="text">
      <style:text-properties fo:font-variant="normal" fo:text-transform="none" fo:color="#111111" fo:font-size="11.25pt" fo:letter-spacing="normal" fo:font-style="normal" fo:background-color="#eeeeff" loext:char-shading-value="0" loext:padding="0in" loext:border="none"/>
    </style:style>
    <style:style style:name="T4" style:family="text">
      <style:text-properties fo:font-variant="normal" fo:text-transform="none" fo:color="#111111" fo:font-size="11.25pt" fo:letter-spacing="normal" fo:font-style="normal" officeooo:rsid="00abb8c4" fo:background-color="#eeeeff" loext:char-shading-value="0" loext:padding="0in" loext:border="none"/>
    </style:style>
    <style:style style:name="T5" style:family="text">
      <style:text-properties fo:font-variant="normal" fo:text-transform="none" fo:color="#111111" fo:font-size="11.25pt" fo:letter-spacing="normal" fo:font-style="normal" fo:font-weight="bold" officeooo:rsid="00abb8c4" fo:background-color="#ffff00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fo:color="#111111" fo:font-size="11.25pt" fo:letter-spacing="normal" fo:font-style="normal" fo:font-weight="bold" officeooo:rsid="00b4b418" fo:background-color="#ff8000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fo:color="#111111" fo:font-size="11.25pt" fo:letter-spacing="normal" fo:font-style="normal" officeooo:rsid="00abb8c4" loext:padding="0in" loext:border="none"/>
    </style:style>
    <style:style style:name="T8" style:family="text">
      <style:text-properties fo:font-variant="normal" fo:text-transform="none" fo:color="#111111" fo:font-size="11.25pt" fo:letter-spacing="normal" fo:font-style="normal" officeooo:rsid="00b3a572" loext:padding="0in" loext:border="none"/>
    </style:style>
    <style:style style:name="T9" style:family="text">
      <style:text-properties fo:font-variant="normal" fo:text-transform="none" fo:color="#111111" style:font-name="Liberation Mono" fo:font-size="11.25pt" fo:letter-spacing="normal" fo:font-style="normal" fo:font-weight="normal" officeooo:rsid="00ab592b" fo:background-color="#eeeeff" loext:char-shading-value="0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T10" style:family="text">
      <style:text-properties fo:font-variant="normal" fo:text-transform="none" fo:color="#111111" style:font-name="monospace" fo:font-size="11.25pt" fo:letter-spacing="normal" fo:font-style="normal" fo:font-weight="bold" officeooo:rsid="00abb8c4" fo:background-color="#ffff00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b2b2b2" fo:font-size="11.25pt" fo:letter-spacing="normal" fo:font-style="normal" fo:font-weight="bold" officeooo:rsid="00abb8c4" style:font-weight-asian="bold" style:font-weight-complex="bold" loext:padding="0in" loext:border="none"/>
    </style:style>
    <style:style style:name="T12" style:family="text">
      <style:text-properties fo:font-variant="normal" fo:text-transform="none" fo:color="#b2b2b2" fo:font-size="11.25pt" fo:letter-spacing="normal" fo:font-style="normal" fo:font-weight="bold" officeooo:rsid="00abb8c4" fo:background-color="transparent" loext:char-shading-value="0" style:font-weight-asian="bold" style:font-weight-complex="bold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https://crosstool-ng.github.io/docs/configuration/</text:span></text:p>
      <text:p text:style-name="Text_20_body"><text:span text:style-name="Source_20_Text"/></text:p>
      <text:p text:style-name="Text_20_body"><text:span text:style-name="Source_20_Text">Installing crosstool-NG</text:span></text:p>
      <text:p text:style-name="P6">https://crosstool-ng.github.io/docs/</text:p>
      <text:p text:style-name="P7">git clone <text:a xlink:type="simple" xlink:href="https://github.com/crosstool-ng/crosstool-ng" text:style-name="Internet_20_link" text:visited-style-name="Visited_20_Internet_20_Link">https://github.com/crosstool-ng/crosstool-ng</text:a></text:p>
      <text:p text:style-name="P1"><text:span text:style-name="Source_20_Text"><text:span text:style-name="T3">./bootstrap</text:span></text:span></text:p>
      <text:p text:style-name="Preformatted_20_Text"><text:span text:style-name="Source_20_Text"><text:span text:style-name="T1">./</text:span></text:span><text:span text:style-name="Source_20_Text"><text:span text:style-name="T2">configure --prefix</text:span></text:span><text:span text:style-name="Source_20_Text"><text:span text:style-name="T9">=</text:span></text:span><text:span text:style-name="Source_20_Text"><text:span text:style-name="T2">/usr/local</text:span></text:span></text:p>
      <text:p text:style-name="P2"><text:span text:style-name="Source_20_Text"><text:span text:style-name="T4">make</text:span></text:span></text:p>
      <text:p text:style-name="P2"><text:span text:style-name="Source_20_Text"><text:span text:style-name="T4">sudo make install</text:span></text:span></text:p>
      <text:p text:style-name="P2"><text:span text:style-name="Source_20_Text"><text:span text:style-name="T4">cd crosstool-ng</text:span></text:span></text:p>
      <text:p text:style-name="P2"><text:span text:style-name="Source_20_Text"><text:span text:style-name="T5">ct-ng show-arm-cortex_a8-linux-gnueabi</text:span></text:span></text:p>
      <text:p text:style-name="P2"><text:span text:style-name="Source_20_Text"><text:span text:style-name="T5">ct-ng arm-cortex_a8-linux-gnueabi</text:span></text:span></text:p>
      <text:p text:style-name="P2"><text:span text:style-name="Source_20_Text"><text:span text:style-name="T11"><text:s text:c="2"/>CONF <text:s/>arm-cortex_a8-linux-gnueabi</text:span></text:span></text:p>
      <text:p text:style-name="P2"><text:span text:style-name="Source_20_Text"><text:span text:style-name="T11">#</text:span></text:span></text:p>
      <text:p text:style-name="P2"><text:span text:style-name="Source_20_Text"><text:span text:style-name="T11"># configuration written to .config</text:span></text:span></text:p>
      <text:p text:style-name="P2"><text:span text:style-name="Source_20_Text"><text:span text:style-name="T11">#</text:span></text:span></text:p>
      <text:p text:style-name="P2"><text:span text:style-name="Source_20_Text"><text:span text:style-name="T12"/></text:span></text:p>
      <text:p text:style-name="P2"><text:span text:style-name="Source_20_Text"><text:span text:style-name="T11">***********************************************************</text:span></text:span></text:p>
      <text:p text:style-name="P2"><text:span text:style-name="Source_20_Text"><text:span text:style-name="T12"/></text:span></text:p>
      <text:p text:style-name="P2"><text:span text:style-name="Source_20_Text"><text:span text:style-name="T11">Initially reported by: Yann E. MORIN</text:span></text:span></text:p>
      <text:p text:style-name="P2"><text:span text:style-name="Source_20_Text"><text:span text:style-name="T11">URL: http://ymorin.is-a-geek.org/</text:span></text:span></text:p>
      <text:p text:style-name="P2"><text:span text:style-name="Source_20_Text"><text:span text:style-name="T12"/></text:span></text:p>
      <text:p text:style-name="P2"><text:span text:style-name="Source_20_Text"><text:span text:style-name="T11">***********************************************************</text:span></text:span></text:p>
      <text:p text:style-name="P2"><text:span text:style-name="Source_20_Text"><text:span text:style-name="T12"/></text:span></text:p>
      <text:p text:style-name="P2"><text:span text:style-name="Source_20_Text"><text:span text:style-name="T11">Now configured for "arm-cortex_a8-linux-gnueabi"</text:span></text:span></text:p>
      <text:p text:style-name="P2"><text:span text:style-name="Source_20_Text"><text:span text:style-name="T5"/></text:span></text:p>
      <text:p text:style-name="P3"><text:span text:style-name="Source_20_Text"><text:span text:style-name="T5">ct-ng menuconfig</text:span></text:span></text:p>
      <text:p text:style-name="P3"><text:span text:style-name="Source_20_Text"><text:span text:style-name="T5"/></text:span></text:p>
      <text:p text:style-name="P3"><text:span text:style-name="Source_20_Text"><text:span text:style-name="T7">There are three configuration changes that I would recommend you make at this point:</text:span></text:span></text:p>
      <text:p text:style-name="P3"><text:span text:style-name="Source_20_Text"><text:span text:style-name="T7">• In Paths and misc options, disable Render the toolchain read-only</text:span></text:span></text:p>
      <text:p text:style-name="P3"><text:span text:style-name="Source_20_Text"><text:span text:style-name="T7">(CT_PREFIX_DIR_RO).</text:span></text:span></text:p>
      <text:p text:style-name="P3"><text:span text:style-name="Source_20_Text"><text:span text:style-name="T7">• In Target options | Floating point, select hardware (FPU) (CT_ARCH_FLOAT_HW).</text:span></text:span></text:p>
      <text:p text:style-name="P3"><text:span text:style-name="Source_20_Text"><text:span text:style-name="T7">• In Target options, enter neon for Use specific FPU.</text:span></text:span></text:p>
      <text:p text:style-name="P8"><text:bookmark text:name="p143R_mc2586"/><text:span text:style-name="Source_20_Text"><text:span text:style-name="T10">ct-ng build</text:span></text:span></text:p>
      <text:p text:style-name="P3"><text:span text:style-name="Source_20_Text"><text:span text:style-name="T7"/></text:span></text:p>
      <text:p text:style-name="P3"><text:span text:style-name="Source_20_Text"><text:span text:style-name="T7">[INFO ] <text:s/>Performing some trivial sanity checks</text:span></text:span></text:p>
      <text:p text:style-name="P3"><text:span text:style-name="Source_20_Text"><text:span text:style-name="T7">[WARN ] <text:s/>Number of open files 1024 may not be sufficient to build the toolchain; increasing to 2048</text:span></text:span></text:p>
      <text:p text:style-name="P3"><text:span text:style-name="Source_20_Text"><text:span text:style-name="T7">[INFO ] <text:s/>Build started 20240320.143737</text:span></text:span></text:p>
      <text:p text:style-name="P3"><text:span text:style-name="Source_20_Text"><text:span text:style-name="T7">[INFO ] <text:s/>Building environment variables</text:span></text:span></text:p>
      <text:p text:style-name="P3"><text:span text:style-name="Source_20_Text"><text:span text:style-name="T7">[WARN ] <text:s/>Directory '/home/evg/src' does not exist.</text:span></text:span></text:p>
      <text:p text:style-name="P3"><text:span text:style-name="Source_20_Text"><text:span text:style-name="T7">[WARN ] <text:s/>Will not save downloaded tarballs to local storage.</text:span></text:span></text:p>
      <text:p text:style-name="P3"><text:span text:style-name="Source_20_Text"><text:span text:style-name="T7">[EXTRA] <text:s/>Preparing working directories</text:span></text:span></text:p>
      <text:p text:style-name="P3"><text:span text:style-name="Source_20_Text"><text:span text:style-name="T7">[EXTRA] <text:s/>Installing user-supplied crosstool-NG configuration</text:span></text:span></text:p>
      <text:p text:style-name="P3"><text:span text:style-name="Source_20_Text"><text:span text:style-name="T7">[EXTRA] <text:s/>=================================================================</text:span></text:span></text:p>
      <text:p text:style-name="P3"><text:span text:style-name="Source_20_Text"><text:span text:style-name="T7">[EXTRA] <text:s/>Dumping internal crosstool-NG configuration</text:span></text:span></text:p>
      <text:p text:style-name="P3"><text:span text:style-name="Source_20_Text"><text:span text:style-name="T7">[EXTRA] <text:s text:c="3"/>Building a toolchain for:</text:span></text:span></text:p>
      <text:p text:style-name="P3"><text:span text:style-name="Source_20_Text"><text:span text:style-name="T7">[EXTRA] <text:s text:c="5"/>build <text:s/>= x86_64-pc-linux-gnu</text:span></text:span></text:p>
      <text:p text:style-name="P3"><text:span text:style-name="Source_20_Text"><text:span text:style-name="T7">[EXTRA] <text:s text:c="5"/>host <text:s text:c="2"/>= x86_64-pc-linux-gnu</text:span></text:span></text:p>
      <text:p text:style-name="P3"><text:span text:style-name="Source_20_Text"><text:span text:style-name="T7">[EXTRA] <text:s text:c="5"/>target = arm-cortex_a8-linux-gnueabihf</text:span></text:span></text:p>
      <text:p text:style-name="P3"><text:span text:style-name="Source_20_Text"><text:span text:style-name="T7">[EXTRA] <text:s/>Dumping internal crosstool-NG configuration: done in 0.05s (at 00:01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Retrieving needed toolchain components' tarballs</text:span></text:span></text:p>
      <text:p text:style-name="P3"><text:span text:style-name="Source_20_Text"><text:span text:style-name="T7">[EXTRA] <text:s text:c="3"/>Retrieving 'linux-6.6.1'</text:span></text:span></text:p>
      <text:p text:style-name="P3"><text:span text:style-name="Source_20_Text"><text:span text:style-name="T7">[EXTRA] <text:s text:c="3"/>Verifying SHA512 checksum for 'linux-6.6.1.tar.xz'</text:span></text:span></text:p>
      <text:p text:style-name="P3"><text:span text:style-name="Source_20_Text"><text:span text:style-name="T7">[EXTRA] <text:s text:c="3"/>Retrieving 'zlib-1.3'</text:span></text:span></text:p>
      <text:p text:style-name="P3"><text:span text:style-name="Source_20_Text"><text:span text:style-name="T7">[EXTRA] <text:s text:c="3"/>Verifying SHA512 checksum for 'zlib-1.3.tar.xz'</text:span></text:span></text:p>
      <text:p text:style-name="P3"><text:span text:style-name="Source_20_Text"><text:span text:style-name="T7">[EXTRA] <text:s text:c="3"/>Retrieving 'zstd-1.5.5'</text:span></text:span></text:p>
      <text:p text:style-name="P3"><text:span text:style-name="Source_20_Text"><text:span text:style-name="T7">[EXTRA] <text:s text:c="3"/>Verifying SHA512 checksum for 'zstd-1.5.5.tar.gz'</text:span></text:span></text:p>
      <text:p text:style-name="P3"><text:span text:style-name="Source_20_Text"><text:span text:style-name="T7">[EXTRA] <text:s text:c="3"/>Retrieving 'gmp-6.2.1'</text:span></text:span></text:p>
      <text:p text:style-name="P3"><text:span text:style-name="Source_20_Text"><text:span text:style-name="T7">[EXTRA] <text:s text:c="3"/>Verifying SHA512 checksum for 'gmp-6.2.1.tar.xz'</text:span></text:span></text:p>
      <text:p text:style-name="P3"><text:span text:style-name="Source_20_Text"><text:span text:style-name="T7">[EXTRA] <text:s text:c="3"/>Retrieving 'mpfr-4.2.1'</text:span></text:span></text:p>
      <text:p text:style-name="P3"><text:span text:style-name="Source_20_Text"><text:span text:style-name="T7">[EXTRA] <text:s text:c="3"/>Verifying SHA512 checksum for 'mpfr-4.2.1.tar.xz'</text:span></text:span></text:p>
      <text:p text:style-name="P3"><text:span text:style-name="Source_20_Text"><text:span text:style-name="T7">[EXTRA] <text:s text:c="3"/>Retrieving 'isl-0.26'</text:span></text:span></text:p>
      <text:p text:style-name="P3"><text:span text:style-name="Source_20_Text"><text:span text:style-name="T7">[EXTRA] <text:s text:c="3"/>Verifying SHA512 checksum for 'isl-0.26.tar.xz'</text:span></text:span></text:p>
      <text:p text:style-name="P3"><text:span text:style-name="Source_20_Text"><text:span text:style-name="T7">[EXTRA] <text:s text:c="3"/>Retrieving 'mpc-1.3.1'</text:span></text:span></text:p>
      <text:p text:style-name="P3"><text:span text:style-name="Source_20_Text"><text:span text:style-name="T7">[EXTRA] <text:s text:c="3"/>Verifying SHA512 checksum for 'mpc-1.3.1.tar.gz'</text:span></text:span></text:p>
      <text:p text:style-name="P3"><text:span text:style-name="Source_20_Text"><text:span text:style-name="T7">[EXTRA] <text:s text:c="3"/>Retrieving 'libelf-0.8.13'</text:span></text:span></text:p>
      <text:p text:style-name="P3"><text:span text:style-name="Source_20_Text"><text:span text:style-name="T7">[EXTRA] <text:s text:c="3"/>Verifying SHA512 checksum for 'libelf-0.8.13.tar.gz'</text:span></text:span></text:p>
      <text:p text:style-name="P3"><text:span text:style-name="Source_20_Text"><text:span text:style-name="T7">[EXTRA] <text:s text:c="3"/>Retrieving 'expat-2.5.0'</text:span></text:span></text:p>
      <text:p text:style-name="P3"><text:span text:style-name="Source_20_Text"><text:span text:style-name="T7">[EXTRA] <text:s text:c="3"/>Verifying SHA512 checksum for 'expat-2.5.0.tar.xz'</text:span></text:span></text:p>
      <text:p text:style-name="P3"><text:span text:style-name="Source_20_Text"><text:span text:style-name="T7">[EXTRA] <text:s text:c="3"/>Retrieving 'ncurses-6.4'</text:span></text:span></text:p>
      <text:p text:style-name="P3"><text:span text:style-name="Source_20_Text"><text:span text:style-name="T7">[EXTRA] <text:s text:c="3"/>Verifying SHA512 checksum for 'ncurses-6.4.tar.gz'</text:span></text:span></text:p>
      <text:p text:style-name="P3"><text:span text:style-name="Source_20_Text"><text:span text:style-name="T7">[EXTRA] <text:s text:c="3"/>Retrieving 'libiconv-1.16'</text:span></text:span></text:p>
      <text:p text:style-name="P3"><text:span text:style-name="Source_20_Text"><text:span text:style-name="T7">[EXTRA] <text:s text:c="3"/>Verifying SHA512 checksum for 'libiconv-1.16.tar.gz'</text:span></text:span></text:p>
      <text:p text:style-name="P3"><text:span text:style-name="Source_20_Text"><text:span text:style-name="T7">[EXTRA] <text:s text:c="3"/>Retrieving 'gettext-0.21'</text:span></text:span></text:p>
      <text:p text:style-name="P3"><text:span text:style-name="Source_20_Text"><text:span text:style-name="T7">[EXTRA] <text:s text:c="3"/>Verifying SHA512 checksum for 'gettext-0.21.tar.xz'</text:span></text:span></text:p>
      <text:p text:style-name="P3"><text:span text:style-name="Source_20_Text"><text:span text:style-name="T7">[EXTRA] <text:s text:c="3"/>Retrieving 'binutils-2.42'</text:span></text:span></text:p>
      <text:p text:style-name="P3"><text:span text:style-name="Source_20_Text"><text:span text:style-name="T7">[EXTRA] <text:s text:c="3"/>Verifying SHA512 checksum for 'binutils-2.42.tar.xz'</text:span></text:span></text:p>
      <text:p text:style-name="P3"><text:span text:style-name="Source_20_Text"><text:span text:style-name="T7">[EXTRA] <text:s text:c="3"/>Retrieving 'gcc-13.2.0'</text:span></text:span></text:p>
      <text:p text:style-name="P3"><text:span text:style-name="Source_20_Text"><text:span text:style-name="T7">[EXTRA] <text:s text:c="3"/>Verifying SHA512 checksum for 'gcc-13.2.0.tar.xz'</text:span></text:span></text:p>
      <text:p text:style-name="P3"><text:span text:style-name="Source_20_Text"><text:span text:style-name="T7">[EXTRA] <text:s text:c="3"/>Retrieving 'glibc-2.39'</text:span></text:span></text:p>
      <text:p text:style-name="P3"><text:span text:style-name="Source_20_Text"><text:span text:style-name="T7">[EXTRA] <text:s text:c="3"/>Verifying SHA512 checksum for 'glibc-2.39.tar.xz'</text:span></text:span></text:p>
      <text:p text:style-name="P3"><text:span text:style-name="Source_20_Text"><text:span text:style-name="T7">[EXTRA] <text:s text:c="3"/>Retrieving 'VERSION_2_5_21'</text:span></text:span></text:p>
      <text:p text:style-name="P3"><text:span text:style-name="Source_20_Text"><text:span text:style-name="T7">[EXTRA] <text:s text:c="3"/>Verifying SHA512 checksum for 'VERSION_2_5_21.tar.gz'</text:span></text:span></text:p>
      <text:p text:style-name="P3"><text:span text:style-name="Source_20_Text"><text:span text:style-name="T7">[EXTRA] <text:s text:c="3"/>Retrieving 'gdb-14.2'</text:span></text:span></text:p>
      <text:p text:style-name="P3"><text:span text:style-name="Source_20_Text"><text:span text:style-name="T7">[EXTRA] <text:s text:c="3"/>Verifying SHA512 checksum for 'gdb-14.2.tar.xz'</text:span></text:span></text:p>
      <text:p text:style-name="P3"><text:span text:style-name="Source_20_Text"><text:span text:style-name="T7">[EXTRA] <text:s text:c="3"/>Retrieving 'ltrace_0.7.3.orig'</text:span></text:span></text:p>
      <text:p text:style-name="P3"><text:span text:style-name="Source_20_Text"><text:span text:style-name="T7">[EXTRA] <text:s text:c="3"/>Verifying SHA512 checksum for 'ltrace_0.7.3.orig.tar.bz2'</text:span></text:span></text:p>
      <text:p text:style-name="P3"><text:span text:style-name="Source_20_Text"><text:span text:style-name="T7">[EXTRA] <text:s text:c="3"/>Retrieving 'strace-6.6'</text:span></text:span></text:p>
      <text:p text:style-name="P3"><text:span text:style-name="Source_20_Text"><text:span text:style-name="T7">[EXTRA] <text:s text:c="3"/>Verifying SHA512 checksum for 'strace-6.6.tar.xz'</text:span></text:span></text:p>
      <text:p text:style-name="P3"><text:span text:style-name="Source_20_Text"><text:span text:style-name="T7">[INFO ] <text:s/>Retrieving needed toolchain components' tarballs: done in 191.26s (at 03:13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Extracting and patching toolchain components</text:span></text:span></text:p>
      <text:p text:style-name="P3"><text:span text:style-name="Source_20_Text"><text:span text:style-name="T7">[EXTRA] <text:s text:c="3"/>Extracting linux-6.6.1</text:span></text:span></text:p>
      <text:p text:style-name="P3"><text:span text:style-name="Source_20_Text"><text:span text:style-name="T7">[EXTRA] <text:s text:c="3"/>Patching linux-6.6.1</text:span></text:span></text:p>
      <text:p text:style-name="P3"><text:span text:style-name="Source_20_Text"><text:span text:style-name="T7">[EXTRA] <text:s text:c="3"/>Extracting zlib-1.3</text:span></text:span></text:p>
      <text:p text:style-name="P3"><text:span text:style-name="Source_20_Text"><text:span text:style-name="T7">[EXTRA] <text:s text:c="3"/>Patching zlib-1.3</text:span></text:span></text:p>
      <text:p text:style-name="P3"><text:span text:style-name="Source_20_Text"><text:span text:style-name="T7">[EXTRA] <text:s text:c="3"/>Extracting zstd-1.5.5</text:span></text:span></text:p>
      <text:p text:style-name="P3"><text:span text:style-name="Source_20_Text"><text:span text:style-name="T7">[EXTRA] <text:s text:c="3"/>Patching zstd-1.5.5</text:span></text:span></text:p>
      <text:p text:style-name="P3"><text:span text:style-name="Source_20_Text"><text:span text:style-name="T7">[EXTRA] <text:s text:c="3"/>Extracting gmp-6.2.1</text:span></text:span></text:p>
      <text:p text:style-name="P3"><text:span text:style-name="Source_20_Text"><text:span text:style-name="T7">[EXTRA] <text:s text:c="3"/>Patching gmp-6.2.1</text:span></text:span></text:p>
      <text:p text:style-name="P3"><text:span text:style-name="Source_20_Text"><text:span text:style-name="T7">[EXTRA] <text:s text:c="3"/>Extracting mpfr-4.2.1</text:span></text:span></text:p>
      <text:p text:style-name="P3"><text:span text:style-name="Source_20_Text"><text:span text:style-name="T7">[EXTRA] <text:s text:c="3"/>Patching mpfr-4.2.1</text:span></text:span></text:p>
      <text:p text:style-name="P3"><text:span text:style-name="Source_20_Text"><text:span text:style-name="T7">[EXTRA] <text:s text:c="3"/>Extracting isl-0.26</text:span></text:span></text:p>
      <text:p text:style-name="P3"><text:span text:style-name="Source_20_Text"><text:span text:style-name="T7">[EXTRA] <text:s text:c="3"/>Patching isl-0.26</text:span></text:span></text:p>
      <text:p text:style-name="P3"><text:span text:style-name="Source_20_Text"><text:span text:style-name="T7">[EXTRA] <text:s text:c="3"/>Extracting mpc-1.3.1</text:span></text:span></text:p>
      <text:p text:style-name="P3"><text:span text:style-name="Source_20_Text"><text:span text:style-name="T7">[EXTRA] <text:s text:c="3"/>Patching mpc-1.3.1</text:span></text:span></text:p>
      <text:p text:style-name="P3"><text:span text:style-name="Source_20_Text"><text:span text:style-name="T7">[EXTRA] <text:s text:c="3"/>Extracting libelf-0.8.13</text:span></text:span></text:p>
      <text:p text:style-name="P3"><text:span text:style-name="Source_20_Text"><text:span text:style-name="T7">[EXTRA] <text:s text:c="3"/>Patching libelf-0.8.13</text:span></text:span></text:p>
      <text:p text:style-name="P3"><text:span text:style-name="Source_20_Text"><text:span text:style-name="T7">[EXTRA] <text:s text:c="3"/>Extracting expat-2.5.0</text:span></text:span></text:p>
      <text:p text:style-name="P3"><text:span text:style-name="Source_20_Text"><text:span text:style-name="T7">[EXTRA] <text:s text:c="3"/>Patching expat-2.5.0</text:span></text:span></text:p>
      <text:p text:style-name="P3"><text:span text:style-name="Source_20_Text"><text:span text:style-name="T7">[EXTRA] <text:s text:c="3"/>Extracting ncurses-6.4</text:span></text:span></text:p>
      <text:p text:style-name="P3"><text:span text:style-name="Source_20_Text"><text:span text:style-name="T7">[EXTRA] <text:s text:c="3"/>Patching ncurses-6.4</text:span></text:span></text:p>
      <text:p text:style-name="P3"><text:span text:style-name="Source_20_Text"><text:span text:style-name="T7">[EXTRA] <text:s text:c="3"/>Extracting libiconv-1.16</text:span></text:span></text:p>
      <text:p text:style-name="P3"><text:span text:style-name="Source_20_Text"><text:span text:style-name="T7">[EXTRA] <text:s text:c="3"/>Patching libiconv-1.16</text:span></text:span></text:p>
      <text:p text:style-name="P3"><text:span text:style-name="Source_20_Text"><text:span text:style-name="T7">[EXTRA] <text:s text:c="3"/>Extracting gettext-0.21</text:span></text:span></text:p>
      <text:p text:style-name="P3"><text:span text:style-name="Source_20_Text"><text:span text:style-name="T7">[EXTRA] <text:s text:c="3"/>Patching gettext-0.21</text:span></text:span></text:p>
      <text:p text:style-name="P3"><text:span text:style-name="Source_20_Text"><text:span text:style-name="T7">[EXTRA] <text:s text:c="3"/>Extracting binutils-2.42</text:span></text:span></text:p>
      <text:p text:style-name="P3"><text:span text:style-name="Source_20_Text"><text:span text:style-name="T7">[EXTRA] <text:s text:c="3"/>Patching binutils-2.42</text:span></text:span></text:p>
      <text:p text:style-name="P3"><text:span text:style-name="Source_20_Text"><text:span text:style-name="T7">[EXTRA] <text:s text:c="3"/>Extracting gcc-13.2.0</text:span></text:span></text:p>
      <text:p text:style-name="P3"><text:span text:style-name="Source_20_Text"><text:span text:style-name="T7">[EXTRA] <text:s text:c="3"/>Patching gcc-13.2.0</text:span></text:span></text:p>
      <text:p text:style-name="P3"><text:span text:style-name="Source_20_Text"><text:span text:style-name="T7">[EXTRA] <text:s text:c="3"/>Extracting glibc-2.39</text:span></text:span></text:p>
      <text:p text:style-name="P3"><text:span text:style-name="Source_20_Text"><text:span text:style-name="T7">[EXTRA] <text:s text:c="3"/>Patching glibc-2.39</text:span></text:span></text:p>
      <text:p text:style-name="P3"><text:span text:style-name="Source_20_Text"><text:span text:style-name="T7">[EXTRA] <text:s text:c="3"/>Extracting duma-VERSION_2_5_21</text:span></text:span></text:p>
      <text:p text:style-name="P3"><text:span text:style-name="Source_20_Text"><text:span text:style-name="T7">[EXTRA] <text:s text:c="3"/>Patching duma-VERSION_2_5_21</text:span></text:span></text:p>
      <text:p text:style-name="P3"><text:span text:style-name="Source_20_Text"><text:span text:style-name="T7">[EXTRA] <text:s text:c="3"/>Extracting gdb-14.2</text:span></text:span></text:p>
      <text:p text:style-name="P3"><text:span text:style-name="Source_20_Text"><text:span text:style-name="T7">[EXTRA] <text:s text:c="3"/>Patching gdb-14.2</text:span></text:span></text:p>
      <text:p text:style-name="P3"><text:span text:style-name="Source_20_Text"><text:span text:style-name="T7">[EXTRA] <text:s text:c="3"/>Extracting ltrace-0.7.3</text:span></text:span></text:p>
      <text:p text:style-name="P3"><text:span text:style-name="Source_20_Text"><text:span text:style-name="T7">[EXTRA] <text:s text:c="3"/>Patching ltrace-0.7.3</text:span></text:span></text:p>
      <text:p text:style-name="P3"><text:span text:style-name="Source_20_Text"><text:span text:style-name="T7">[EXTRA] <text:s text:c="3"/>Extracting strace-6.6</text:span></text:span></text:p>
      <text:p text:style-name="P3"><text:span text:style-name="Source_20_Text"><text:span text:style-name="T7">[EXTRA] <text:s text:c="3"/>Patching strace-6.6</text:span></text:span></text:p>
      <text:p text:style-name="P3"><text:span text:style-name="Source_20_Text"><text:span text:style-name="T7">[INFO ] <text:s/>Extracting and patching toolchain components: done in 32.72s (at 03:45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ncurses for build</text:span></text:span></text:p>
      <text:p text:style-name="P3"><text:span text:style-name="Source_20_Text"><text:span text:style-name="T7">[EXTRA] <text:s text:c="3"/>Configuring ncurses</text:span></text:span></text:p>
      <text:p text:style-name="P3"><text:span text:style-name="Source_20_Text"><text:span text:style-name="T7">[EXTRA] <text:s text:c="3"/>Building ncurses</text:span></text:span></text:p>
      <text:p text:style-name="P3"><text:span text:style-name="Source_20_Text"><text:span text:style-name="T7">[EXTRA] <text:s text:c="3"/>Installing ncurses</text:span></text:span></text:p>
      <text:p text:style-name="P3"><text:span text:style-name="Source_20_Text"><text:span text:style-name="T7">[INFO ] <text:s/>Installing ncurses for build: done in 17.13s (at 04:03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zlib for host</text:span></text:span></text:p>
      <text:p text:style-name="P3"><text:span text:style-name="Source_20_Text"><text:span text:style-name="T7">[EXTRA] <text:s text:c="3"/>Configuring zlib</text:span></text:span></text:p>
      <text:p text:style-name="P3"><text:span text:style-name="Source_20_Text"><text:span text:style-name="T7">[EXTRA] <text:s text:c="3"/>Building zlib</text:span></text:span></text:p>
      <text:p text:style-name="P3"><text:span text:style-name="Source_20_Text"><text:span text:style-name="T7">[EXTRA] <text:s text:c="3"/>Installing zlib</text:span></text:span></text:p>
      <text:p text:style-name="P3"><text:span text:style-name="Source_20_Text"><text:span text:style-name="T7">[INFO ] <text:s/>Installing zlib for host: done in 0.72s (at 04:03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zstd for host</text:span></text:span></text:p>
      <text:p text:style-name="P3"><text:span text:style-name="Source_20_Text"><text:span text:style-name="T7">[EXTRA] <text:s text:c="3"/>Building zstd</text:span></text:span></text:p>
      <text:p text:style-name="P3"><text:span text:style-name="Source_20_Text"><text:span text:style-name="T7">[EXTRA] <text:s text:c="3"/>Installing zstd</text:span></text:span></text:p>
      <text:p text:style-name="P3"><text:span text:style-name="Source_20_Text"><text:span text:style-name="T7">[INFO ] <text:s/>Installing zstd for host: done in 7.39s (at 04:11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GMP for host</text:span></text:span></text:p>
      <text:p text:style-name="P3"><text:span text:style-name="Source_20_Text"><text:span text:style-name="T7">[EXTRA] <text:s text:c="3"/>Configuring GMP</text:span></text:span></text:p>
      <text:p text:style-name="P3"><text:span text:style-name="Source_20_Text"><text:span text:style-name="T7">[EXTRA] <text:s text:c="3"/>Building GMP</text:span></text:span></text:p>
      <text:p text:style-name="P3"><text:span text:style-name="Source_20_Text"><text:span text:style-name="T7">[EXTRA] <text:s text:c="3"/>Installing GMP</text:span></text:span></text:p>
      <text:p text:style-name="P3"><text:span text:style-name="Source_20_Text"><text:span text:style-name="T7">[INFO ] <text:s/>Installing GMP for host: done in 23.71s (at 04:34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MPFR for host</text:span></text:span></text:p>
      <text:p text:style-name="P3"><text:span text:style-name="Source_20_Text"><text:span text:style-name="T7">[EXTRA] <text:s text:c="3"/>Configuring MPFR</text:span></text:span></text:p>
      <text:p text:style-name="P3"><text:span text:style-name="Source_20_Text"><text:span text:style-name="T7">[EXTRA] <text:s text:c="3"/>Building MPFR</text:span></text:span></text:p>
      <text:p text:style-name="P3"><text:span text:style-name="Source_20_Text"><text:span text:style-name="T7">[EXTRA] <text:s text:c="3"/>Installing MPFR</text:span></text:span></text:p>
      <text:p text:style-name="P3"><text:span text:style-name="Source_20_Text"><text:span text:style-name="T7">[INFO ] <text:s/>Installing MPFR for host: done in 11.20s (at 04:46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ISL for host</text:span></text:span></text:p>
      <text:p text:style-name="P3"><text:span text:style-name="Source_20_Text"><text:span text:style-name="T7">[EXTRA] <text:s text:c="3"/>Configuring ISL</text:span></text:span></text:p>
      <text:p text:style-name="P3"><text:span text:style-name="Source_20_Text"><text:span text:style-name="T7">[EXTRA] <text:s text:c="3"/>Building ISL</text:span></text:span></text:p>
      <text:p text:style-name="P3"><text:span text:style-name="Source_20_Text"><text:span text:style-name="T7">[EXTRA] <text:s text:c="3"/>Installing ISL</text:span></text:span></text:p>
      <text:p text:style-name="P3"><text:span text:style-name="Source_20_Text"><text:span text:style-name="T7">[INFO ] <text:s/>Installing ISL for host: done in 17.06s (at 05:03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MPC for host</text:span></text:span></text:p>
      <text:p text:style-name="P3"><text:span text:style-name="Source_20_Text"><text:span text:style-name="T7">[EXTRA] <text:s text:c="3"/>Configuring MPC</text:span></text:span></text:p>
      <text:p text:style-name="P3"><text:span text:style-name="Source_20_Text"><text:span text:style-name="T7">[EXTRA] <text:s text:c="3"/>Building MPC</text:span></text:span></text:p>
      <text:p text:style-name="P3"><text:span text:style-name="Source_20_Text"><text:span text:style-name="T7">[EXTRA] <text:s text:c="3"/>Installing MPC</text:span></text:span></text:p>
      <text:p text:style-name="P3"><text:span text:style-name="Source_20_Text"><text:span text:style-name="T7">[INFO ] <text:s/>Installing MPC for host: done in 3.97s (at 05:07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expat for host</text:span></text:span></text:p>
      <text:p text:style-name="P3"><text:span text:style-name="Source_20_Text"><text:span text:style-name="T7">[EXTRA] <text:s text:c="3"/>Configuring expat</text:span></text:span></text:p>
      <text:p text:style-name="P3"><text:span text:style-name="Source_20_Text"><text:span text:style-name="T7">[EXTRA] <text:s text:c="3"/>Building expat</text:span></text:span></text:p>
      <text:p text:style-name="P3"><text:span text:style-name="Source_20_Text"><text:span text:style-name="T7">[EXTRA] <text:s text:c="3"/>Installing expat</text:span></text:span></text:p>
      <text:p text:style-name="P3"><text:span text:style-name="Source_20_Text"><text:span text:style-name="T7">[INFO ] <text:s/>Installing expat for host: done in 6.38s (at 05:13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ncurses for host</text:span></text:span></text:p>
      <text:p text:style-name="P3"><text:span text:style-name="Source_20_Text"><text:span text:style-name="T7">[EXTRA] <text:s text:c="3"/>Configuring ncurses</text:span></text:span></text:p>
      <text:p text:style-name="P3"><text:span text:style-name="Source_20_Text"><text:span text:style-name="T7">[EXTRA] <text:s text:c="3"/>Building ncurses</text:span></text:span></text:p>
      <text:p text:style-name="P3"><text:span text:style-name="Source_20_Text"><text:span text:style-name="T7">[EXTRA] <text:s text:c="3"/>Installing ncurses</text:span></text:span></text:p>
      <text:p text:style-name="P3"><text:span text:style-name="Source_20_Text"><text:span text:style-name="T7">[INFO ] <text:s/>Installing ncurses for host: done in 18.14s (at 05:31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libiconv for host</text:span></text:span></text:p>
      <text:p text:style-name="P3"><text:span text:style-name="Source_20_Text"><text:span text:style-name="T7">[EXTRA] <text:s text:c="3"/>Skipping (included in GNU C library)</text:span></text:span></text:p>
      <text:p text:style-name="P3"><text:span text:style-name="Source_20_Text"><text:span text:style-name="T7">[INFO ] <text:s/>Installing libiconv for host: done in 0.00s (at 05:31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gettext for host</text:span></text:span></text:p>
      <text:p text:style-name="P3"><text:span text:style-name="Source_20_Text"><text:span text:style-name="T7">[EXTRA] <text:s text:c="3"/>Skipping (included in GNU C library)</text:span></text:span></text:p>
      <text:p text:style-name="P3"><text:span text:style-name="Source_20_Text"><text:span text:style-name="T7">[INFO ] <text:s/>Installing gettext for host: done in 0.00s (at 05:31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binutils for host</text:span></text:span></text:p>
      <text:p text:style-name="P3"><text:span text:style-name="Source_20_Text"><text:span text:style-name="T7">[EXTRA] <text:s text:c="3"/>Configuring binutils</text:span></text:span></text:p>
      <text:p text:style-name="P3"><text:span text:style-name="Source_20_Text"><text:span text:style-name="T7">[EXTRA] <text:s text:c="3"/>Building binutils</text:span></text:span></text:p>
      <text:p text:style-name="P3"><text:span text:style-name="Source_20_Text"><text:span text:style-name="T7">[EXTRA] <text:s text:c="3"/>Installing binutils</text:span></text:span></text:p>
      <text:p text:style-name="P3"><text:span text:style-name="Source_20_Text"><text:span text:style-name="T7">[EXTRA] <text:s text:c="3"/>Installing ld wrapper</text:span></text:span></text:p>
      <text:p text:style-name="P3"><text:span text:style-name="Source_20_Text"><text:span text:style-name="T7">[INFO ] <text:s/>Installing binutils for host: done in 85.00s (at 06:56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kernel headers</text:span></text:span></text:p>
      <text:p text:style-name="P3"><text:span text:style-name="Source_20_Text"><text:span text:style-name="T7">[EXTRA] <text:s text:c="3"/>Installing kernel headers</text:span></text:span></text:p>
      <text:p text:style-name="P3"><text:span text:style-name="Source_20_Text"><text:span text:style-name="T7">[INFO ] <text:s/>Installing kernel headers: done in 12.52s (at 07:09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core C gcc compiler</text:span></text:span></text:p>
      <text:p text:style-name="P3"><text:span text:style-name="Source_20_Text"><text:span text:style-name="T7">[EXTRA] <text:s text:c="3"/>Configuring core C gcc compiler</text:span></text:span></text:p>
      <text:p text:style-name="P3"><text:span text:style-name="Source_20_Text"><text:span text:style-name="T7">[EXTRA] <text:s text:c="3"/>Building gcc</text:span></text:span></text:p>
      <text:p text:style-name="P3"><text:span text:style-name="Source_20_Text"><text:span text:style-name="T7">[EXTRA] <text:s text:c="3"/>Installing gcc</text:span></text:span></text:p>
      <text:p text:style-name="P3"><text:span text:style-name="Source_20_Text"><text:span text:style-name="T7">[EXTRA] <text:s text:c="3"/>Housekeeping for core gcc compiler</text:span></text:span></text:p>
      <text:p text:style-name="P3"><text:span text:style-name="Source_20_Text"><text:span text:style-name="T7">[EXTRA] <text:s text:c="6"/>'' --&gt; lib (gcc) <text:s text:c="2"/>lib (os)</text:span></text:span></text:p>
      <text:p text:style-name="P3"><text:span text:style-name="Source_20_Text"><text:span text:style-name="T7">[INFO ] <text:s/>Installing core C gcc compiler: done in 277.30s (at 11:46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C library</text:span></text:span></text:p>
      <text:p text:style-name="P3"><text:span text:style-name="Source_20_Text"><text:span text:style-name="T7">[INFO ] <text:s text:c="3"/>=================================================================</text:span></text:span></text:p>
      <text:p text:style-name="P3"><text:span text:style-name="Source_20_Text"><text:span text:style-name="T7">[INFO ] <text:s text:c="3"/>Building for multilib 1/1: ''</text:span></text:span></text:p>
      <text:p text:style-name="P3"><text:span text:style-name="Source_20_Text"><text:span text:style-name="T7">[EXTRA] <text:s text:c="5"/>Configuring C library</text:span></text:span></text:p>
      <text:p text:style-name="P3"><text:span text:style-name="Source_20_Text"><text:span text:style-name="T7">[EXTRA] <text:s text:c="5"/>Building C library</text:span></text:span></text:p>
      <text:p text:style-name="P3"><text:span text:style-name="Source_20_Text"><text:span text:style-name="T7">[EXTRA] <text:s text:c="5"/>Installing C library</text:span></text:span></text:p>
      <text:p text:style-name="P3"><text:span text:style-name="Source_20_Text"><text:span text:style-name="T7">[INFO ] <text:s text:c="3"/>Building for multilib 1/1: '': done in 118.69s (at 13:45)</text:span></text:span></text:p>
      <text:p text:style-name="P3"><text:span text:style-name="Source_20_Text"><text:span text:style-name="T7">[INFO ] <text:s/>Installing C library: done in 118.73s (at 13:45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final gcc compiler</text:span></text:span></text:p>
      <text:p text:style-name="P3"><text:span text:style-name="Source_20_Text"><text:span text:style-name="T7">[EXTRA] <text:s text:c="3"/>Configuring final gcc compiler</text:span></text:span></text:p>
      <text:p text:style-name="P3"><text:span text:style-name="Source_20_Text"><text:span text:style-name="T7">[EXTRA] <text:s text:c="3"/>Building final gcc compiler</text:span></text:span></text:p>
      <text:p text:style-name="P3"><text:span text:style-name="Source_20_Text"><text:span text:style-name="T7">[EXTRA] <text:s text:c="3"/>Installing final gcc compiler</text:span></text:span></text:p>
      <text:p text:style-name="P3"><text:span text:style-name="Source_20_Text"><text:span text:style-name="T7">[EXTRA] <text:s text:c="3"/>Housekeeping for final gcc compiler</text:span></text:span></text:p>
      <text:p text:style-name="P3"><text:span text:style-name="Source_20_Text"><text:span text:style-name="T7">[EXTRA] <text:s text:c="6"/>'' --&gt; lib (gcc) <text:s text:c="2"/>lib (os)</text:span></text:span></text:p>
      <text:p text:style-name="P3"><text:span text:style-name="Source_20_Text"><text:span text:style-name="T7">[INFO ] <text:s/>Installing final gcc compiler: done in 337.39s (at 19:22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GMP for target</text:span></text:span></text:p>
      <text:p text:style-name="P3"><text:span text:style-name="Source_20_Text"><text:span text:style-name="T7">[EXTRA] <text:s text:c="3"/>Configuring GMP</text:span></text:span></text:p>
      <text:p text:style-name="P3"><text:span text:style-name="Source_20_Text"><text:span text:style-name="T7">[EXTRA] <text:s text:c="3"/>Building GMP</text:span></text:span></text:p>
      <text:p text:style-name="P3"><text:span text:style-name="Source_20_Text"><text:span text:style-name="T7">[EXTRA] <text:s text:c="3"/>Installing GMP</text:span></text:span></text:p>
      <text:p text:style-name="P3"><text:span text:style-name="Source_20_Text"><text:span text:style-name="T7">[INFO ] <text:s/>Installing GMP for target: done in 19.65s (at 19:42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MPFR for target</text:span></text:span></text:p>
      <text:p text:style-name="P3"><text:span text:style-name="Source_20_Text"><text:span text:style-name="T7">[EXTRA] <text:s text:c="3"/>Configuring MPFR</text:span></text:span></text:p>
      <text:p text:style-name="P3"><text:span text:style-name="Source_20_Text"><text:span text:style-name="T7">[EXTRA] <text:s text:c="3"/>Building MPFR</text:span></text:span></text:p>
      <text:p text:style-name="P3"><text:span text:style-name="Source_20_Text"><text:span text:style-name="T7">[EXTRA] <text:s text:c="3"/>Installing MPFR</text:span></text:span></text:p>
      <text:p text:style-name="P3"><text:span text:style-name="Source_20_Text"><text:span text:style-name="T7">[INFO ] <text:s/>Installing MPFR for target: done in 9.94s (at 19:52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libelf for the target</text:span></text:span></text:p>
      <text:p text:style-name="P3"><text:span text:style-name="Source_20_Text"><text:span text:style-name="T7">[EXTRA] <text:s text:c="3"/>Configuring libelf</text:span></text:span></text:p>
      <text:p text:style-name="P3"><text:span text:style-name="Source_20_Text"><text:span text:style-name="T7">[EXTRA] <text:s text:c="3"/>Building libelf</text:span></text:span></text:p>
      <text:p text:style-name="P3"><text:span text:style-name="Source_20_Text"><text:span text:style-name="T7">[EXTRA] <text:s text:c="3"/>Installing libelf</text:span></text:span></text:p>
      <text:p text:style-name="P3"><text:span text:style-name="Source_20_Text"><text:span text:style-name="T7">[INFO ] <text:s/>Installing libelf for the target: done in 3.19s (at 19:55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expat for target</text:span></text:span></text:p>
      <text:p text:style-name="P3"><text:span text:style-name="Source_20_Text"><text:span text:style-name="T7">[EXTRA] <text:s text:c="3"/>Configuring expat</text:span></text:span></text:p>
      <text:p text:style-name="P3"><text:span text:style-name="Source_20_Text"><text:span text:style-name="T7">[EXTRA] <text:s text:c="3"/>Building expat</text:span></text:span></text:p>
      <text:p text:style-name="P3"><text:span text:style-name="Source_20_Text"><text:span text:style-name="T7">[EXTRA] <text:s text:c="3"/>Installing expat</text:span></text:span></text:p>
      <text:p text:style-name="P3"><text:span text:style-name="Source_20_Text"><text:span text:style-name="T7">[INFO ] <text:s/>Installing expat for target: done in 5.06s (at 20:00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ncurses for target</text:span></text:span></text:p>
      <text:p text:style-name="P3"><text:span text:style-name="Source_20_Text"><text:span text:style-name="T7">[EXTRA] <text:s text:c="3"/>Configuring ncurses</text:span></text:span></text:p>
      <text:p text:style-name="P3"><text:span text:style-name="Source_20_Text"><text:span text:style-name="T7">[EXTRA] <text:s text:c="3"/>Building ncurses</text:span></text:span></text:p>
      <text:p text:style-name="P3"><text:span text:style-name="Source_20_Text"><text:span text:style-name="T7">[EXTRA] <text:s text:c="3"/>Installing ncurses</text:span></text:span></text:p>
      <text:p text:style-name="P3"><text:span text:style-name="Source_20_Text"><text:span text:style-name="T7">[INFO ] <text:s/>Installing ncurses for target: done in 18.86s (at 20:19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D.U.M.A.</text:span></text:span></text:p>
      <text:p text:style-name="P3"><text:span text:style-name="Source_20_Text"><text:span text:style-name="T7">[EXTRA] <text:s text:c="3"/>Copying sources</text:span></text:span></text:p>
      <text:p text:style-name="P3"><text:span text:style-name="Source_20_Text"><text:span text:style-name="T7">[EXTRA] <text:s text:c="3"/>Building D.U.M.A</text:span></text:span></text:p>
      <text:p text:style-name="P3"><text:span text:style-name="Source_20_Text"><text:span text:style-name="T7">[EXTRA] <text:s text:c="3"/>Installing D.U.M.A</text:span></text:span></text:p>
      <text:p text:style-name="P3"><text:span text:style-name="Source_20_Text"><text:span text:style-name="T7">[EXTRA] <text:s text:c="3"/>Installing wrapper script</text:span></text:span></text:p>
      <text:p text:style-name="P3"><text:span text:style-name="Source_20_Text"><text:span text:style-name="T7">[INFO ] <text:s/>Installing D.U.M.A.: done in 1.33s (at 20:20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cross-gdb</text:span></text:span></text:p>
      <text:p text:style-name="P3"><text:span text:style-name="Source_20_Text"><text:span text:style-name="T7">[EXTRA] <text:s text:c="3"/>Configuring cross gdb</text:span></text:span></text:p>
      <text:p text:style-name="P3"><text:span text:style-name="Source_20_Text"><text:span text:style-name="T7">[EXTRA] <text:s text:c="3"/>Building cross gdb</text:span></text:span></text:p>
      <text:p text:style-name="P3"><text:span text:style-name="Source_20_Text"><text:span text:style-name="T7">[EXTRA] <text:s text:c="3"/>Installing cross gdb</text:span></text:span></text:p>
      <text:p text:style-name="P3"><text:span text:style-name="Source_20_Text"><text:span text:style-name="T7">[EXTRA] <text:s text:c="3"/>Installing '.gdbinit' template</text:span></text:span></text:p>
      <text:p text:style-name="P3"><text:span text:style-name="Source_20_Text"><text:span text:style-name="T7">[INFO ] <text:s/>Installing cross-gdb: done in 126.26s (at 22:27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native gdb</text:span></text:span></text:p>
      <text:p text:style-name="P3"><text:span text:style-name="Source_20_Text"><text:span text:style-name="T7">[EXTRA] <text:s text:c="3"/>Configuring native gdb</text:span></text:span></text:p>
      <text:p text:style-name="P3"><text:span text:style-name="Source_20_Text"><text:span text:style-name="T7">[EXTRA] <text:s text:c="3"/>Building native gdb</text:span></text:span></text:p>
      <text:p text:style-name="P3"><text:span text:style-name="Source_20_Text"><text:span text:style-name="T7">[EXTRA] <text:s text:c="3"/>Installing native gdb</text:span></text:span></text:p>
      <text:p text:style-name="P3"><text:span text:style-name="Source_20_Text"><text:span text:style-name="T7">[INFO ] <text:s/>Installing native gdb: done in 104.82s (at 24:11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gdb server</text:span></text:span></text:p>
      <text:p text:style-name="P3"><text:span text:style-name="Source_20_Text"><text:span text:style-name="T7">[EXTRA] <text:s text:c="3"/>Configuring native gdb</text:span></text:span></text:p>
      <text:p text:style-name="P3"><text:span text:style-name="Source_20_Text"><text:span text:style-name="T7">[EXTRA] <text:s text:c="3"/>Building native gdb</text:span></text:span></text:p>
      <text:p text:style-name="P3"><text:span text:style-name="Source_20_Text"><text:span text:style-name="T7">[EXTRA] <text:s text:c="3"/>Installing native gdb</text:span></text:span></text:p>
      <text:p text:style-name="P3"><text:span text:style-name="Source_20_Text"><text:span text:style-name="T7">[INFO ] <text:s/>Installing gdb server: done in 30.05s (at 24:42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ltrace</text:span></text:span></text:p>
      <text:p text:style-name="P3"><text:span text:style-name="Source_20_Text"><text:span text:style-name="T7">[EXTRA] <text:s text:c="3"/>Copying sources to build dir</text:span></text:span></text:p>
      <text:p text:style-name="P3"><text:span text:style-name="Source_20_Text"><text:span text:style-name="T7">[EXTRA] <text:s text:c="3"/>Configuring ltrace</text:span></text:span></text:p>
      <text:p text:style-name="P3"><text:span text:style-name="Source_20_Text"><text:span text:style-name="T7">[EXTRA] <text:s text:c="3"/>Building ltrace</text:span></text:span></text:p>
      <text:p text:style-name="P3"><text:span text:style-name="Source_20_Text"><text:span text:style-name="T7">[EXTRA] <text:s text:c="3"/>Installing ltrace</text:span></text:span></text:p>
      <text:p text:style-name="P3"><text:span text:style-name="Source_20_Text"><text:span text:style-name="T7">[INFO ] <text:s/>Installing ltrace: done in 12.08s (at 24:54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Installing strace</text:span></text:span></text:p>
      <text:p text:style-name="P3"><text:span text:style-name="Source_20_Text"><text:span text:style-name="T7">[EXTRA] <text:s text:c="3"/>Configuring strace</text:span></text:span></text:p>
      <text:p text:style-name="P3"><text:span text:style-name="Source_20_Text"><text:span text:style-name="T7">[EXTRA] <text:s text:c="3"/>Building strace</text:span></text:span></text:p>
      <text:p text:style-name="P3"><text:span text:style-name="Source_20_Text"><text:span text:style-name="T7">[EXTRA] <text:s text:c="3"/>Installing strace</text:span></text:span></text:p>
      <text:p text:style-name="P3"><text:span text:style-name="Source_20_Text"><text:span text:style-name="T7">[INFO ] <text:s/>Installing strace: done in 45.40s (at 25:39)</text:span></text:span></text:p>
      <text:p text:style-name="P3"><text:span text:style-name="Source_20_Text"><text:span text:style-name="T7">[INFO ] <text:s/>=================================================================</text:span></text:span></text:p>
      <text:p text:style-name="P3"><text:span text:style-name="Source_20_Text"><text:span text:style-name="T7">[INFO ] <text:s/>Finalizing the toolchain's directory</text:span></text:span></text:p>
      <text:p text:style-name="P3"><text:span text:style-name="Source_20_Text"><text:span text:style-name="T7">[INFO ] <text:s text:c="3"/>Stripping all toolchain executables</text:span></text:span></text:p>
      <text:p text:style-name="P3"><text:span text:style-name="Source_20_Text"><text:span text:style-name="T7">[EXTRA] <text:s text:c="3"/>Installing the populate helper</text:span></text:span></text:p>
      <text:p text:style-name="P3"><text:span text:style-name="Source_20_Text"><text:span text:style-name="T7">[EXTRA] <text:s text:c="3"/>Installing a cross-ldd helper</text:span></text:span></text:p>
      <text:p text:style-name="P3"><text:span text:style-name="Source_20_Text"><text:span text:style-name="T7">[EXTRA] <text:s text:c="3"/>Creating toolchain aliases</text:span></text:span></text:p>
      <text:p text:style-name="P3"><text:span text:style-name="Source_20_Text"><text:span text:style-name="T7">[EXTRA] <text:s text:c="3"/>Removing installed documentation</text:span></text:span></text:p>
      <text:p text:style-name="P3"><text:span text:style-name="Source_20_Text"><text:span text:style-name="T7">[EXTRA] <text:s text:c="3"/>Collect license information from: /home/evg/SOFT/Github/Arm/Embedded_Linux/crosstool-ng/.build/arm-cortex_a8-linux-gnueabihf/src</text:span></text:span></text:p>
      <text:p text:style-name="P3"><text:span text:style-name="Source_20_Text"><text:span text:style-name="T7">[EXTRA] <text:s text:c="3"/>Put the license information to: /home/evg/x-tools/arm-cortex_a8-linux-gnueabihf/share/licenses</text:span></text:span></text:p>
      <text:p text:style-name="P3"><text:span text:style-name="Source_20_Text"><text:span text:style-name="T7">[INFO ] <text:s/>Finalizing the toolchain's directory: done in 7.60s (at 25:47)</text:span></text:span></text:p>
      <text:p text:style-name="P3"><text:span text:style-name="Source_20_Text"><text:span text:style-name="T7">[INFO ] <text:s/>Build completed at 20240320.150324</text:span></text:span></text:p>
      <text:p text:style-name="P3"><text:span text:style-name="Source_20_Text"><text:span text:style-name="T7">[INFO ] <text:s/>(elapsed: 25:46.22)</text:span></text:span></text:p>
      <text:p text:style-name="P3"><text:span text:style-name="Source_20_Text"><text:span text:style-name="T7">[INFO ] <text:s/>Finishing installation (may take a few seconds)...</text:span></text:span></text:p>
      <text:p text:style-name="P3"><text:span text:style-name="Source_20_Text"><text:span text:style-name="T7"/></text:span></text:p>
      <text:p text:style-name="P3"><text:span text:style-name="Source_20_Text"><text:span text:style-name="T5">export PATH=$PATH:/home/evg/x-tools/arm-cortex_a8-linux-gnueabihf/bin</text:span></text:span></text:p>
      <text:p text:style-name="P3"><text:span text:style-name="Source_20_Text"><text:span text:style-name="T5"/></text:span></text:p>
      <text:p text:style-name="P3"><text:span text:style-name="Source_20_Text"><text:span text:style-name="T7">arm-cortex_a8-linux-gnueabihf-gcc -v</text:span></text:span></text:p>
      <text:p text:style-name="P4"><text:span text:style-name="Source_20_Text"><text:span text:style-name="T7">arm-cortex_a8-linux-gnueabihf-gcc –v</text:span></text:span><text:span text:style-name="Source_20_Text"><text:span text:style-name="T8">ersion</text:span></text:span></text:p>
      <text:p text:style-name="P4"><text:span text:style-name="Source_20_Text"><text:span text:style-name="T8"/></text:span></text:p>
      <text:p text:style-name="P5"><text:span text:style-name="Source_20_Text"><text:span text:style-name="T6">Toocchain создан успешно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Lucida Grande', sans-serif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0T16:42:11.876247771</dc:date>
    <meta:editing-duration>PT16H28M6S</meta:editing-duration>
    <meta:editing-cycles>140</meta:editing-cycles>
    <meta:document-statistic meta:table-count="0" meta:image-count="0" meta:object-count="0" meta:page-count="1" meta:paragraph-count="307" meta:word-count="1444" meta:character-count="13319" meta:non-whitespace-character-count="11537"/>
  </office:meta>
</office:document-meta>
</file>